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85cm" fo:min-width="0.85cm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16cm" fo:min-width="1.4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55cm" fo:min-width="1.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55cm" fo:min-width="3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246cm" fo:min-width="0.49cm"/>
    </style:style>
    <style:style style:name="gr11" style:family="graphic" style:parent-style-name="standard">
      <style:graphic-properties draw:fill="solid" draw:fill-color="#ffffff" draw:textarea-vertical-align="middle"/>
    </style:style>
    <style:style style:name="gr12" style:family="graphic" style:parent-style-name="standard">
      <style:graphic-properties draw:fill="solid" draw:fill-color="#ffffff" draw:textarea-vertical-align="middle"/>
    </style:style>
    <style:style style:name="gr13" style:family="graphic" style:parent-style-name="objectwithoutfill">
      <style:graphic-properties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246cm" fo:min-width="0.453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85cm" fo:min-width="2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7cm" svg:height="2.2cm" svg:x="3.3cm" svg:y="3.1cm">
          <text:p text:style-name="P1"><text:span text:style-name="T1">Whg geände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4" draw:layer="layout" svg:width="3.643cm" svg:height="0.646cm" svg:x="9.857cm" svg:y="19.8cm">
          <draw:text-box>
            <text:p text:style-name="P3"><text:span text:style-name="T1">accurate to the pixel</text:span></text:p>
          </draw:text-box>
        </draw:frame>
        <draw:custom-shape draw:style-name="gr1" draw:text-style-name="P2" xml:id="id4" draw:id="id4" draw:layer="layout" svg:width="2.7cm" svg:height="2.2cm" svg:x="3.8cm" svg:y="6.5cm">
          <text:p text:style-name="P1"><text:span text:style-name="T1">AfA geände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3cm" svg:y1="2.3cm" svg:x2="3.3cm" svg:y2="4.2cm" draw:start-shape="id1" draw:start-glue-point="8" draw:end-shape="id2" draw:end-glue-point="5" svg:d="M3000 2300v1900h300" svg:viewBox="0 0 301 1901">
          <text:p/>
        </draw:connector>
        <draw:custom-shape draw:style-name="gr4" draw:text-style-name="P2" xml:id="id1" draw:id="id1" draw:layer="layout" svg:width="2.8cm" svg:height="0.8cm" svg:x="1.6cm" svg:y="1.5cm">
          <text:p text:style-name="P1"><text:span text:style-name="T1">onS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2.1cm" svg:height="0.8cm" svg:x="7.3cm" svg:y="3.8cm">
          <text:p text:style-name="P1"><text:span text:style-name="T1">validateWhg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6cm" svg:y1="4.2cm" svg:x2="7.3cm" svg:y2="4.2cm" draw:start-shape="id2" draw:start-glue-point="7" draw:end-shape="id3" draw:end-glue-point="3" svg:d="M6000 4200h1300" svg:viewBox="0 0 1301 1">
          <text:p text:style-name="P1"><text:span text:style-name="T1">ja</text:span></text:p>
        </draw:connector>
        <draw:custom-shape draw:style-name="gr5" draw:text-style-name="P2" xml:id="id5" draw:id="id5" draw:layer="layout" svg:width="2.1cm" svg:height="0.8cm" svg:x="7.4cm" svg:y="7.2cm">
          <text:p text:style-name="P1"><text:span text:style-name="T1">Validate AfA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6.5cm" svg:y1="7.6cm" svg:x2="7.4cm" svg:y2="7.6cm" draw:start-shape="id4" draw:start-glue-point="7" draw:end-shape="id5" draw:end-glue-point="3" svg:d="M6500 7600h900" svg:viewBox="0 0 901 1">
          <text:p text:style-name="P1"><text:span text:style-name="T1">ja</text:span></text:p>
        </draw:connector>
        <draw:custom-shape draw:style-name="gr1" draw:text-style-name="P2" xml:id="id6" draw:id="id6" draw:layer="layout" svg:width="2.7cm" svg:height="2.2cm" svg:x="10.501cm" svg:y="3.101cm">
          <text:p text:style-name="P1"><text:span text:style-name="T1">Validation 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7" draw:id="id7" draw:layer="layout" svg:width="2.7cm" svg:height="2.2cm" svg:x="10.502cm" svg:y="6.502cm">
          <text:p text:style-name="P1"><text:span text:style-name="T1">Validation 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draw:type="line" svg:x1="9.4cm" svg:y1="4.2cm" svg:x2="10.501cm" svg:y2="4.201cm" draw:start-shape="id3" draw:start-glue-point="1" draw:end-shape="id6" draw:end-glue-point="5" svg:d="M9400 4200l1101 1" svg:viewBox="0 0 1102 2">
          <text:p/>
        </draw:connector>
        <draw:connector draw:style-name="gr7" draw:text-style-name="P5" draw:layer="layout" draw:type="line" svg:x1="9.5cm" svg:y1="7.6cm" svg:x2="10.502cm" svg:y2="7.602cm" draw:start-shape="id5" draw:start-glue-point="1" draw:end-shape="id7" draw:end-glue-point="5" svg:d="M9500 7600l1002 2" svg:viewBox="0 0 1003 3">
          <text:p/>
        </draw:connector>
        <draw:custom-shape draw:style-name="gr8" draw:text-style-name="P7" xml:id="id8" draw:id="id8" draw:layer="layout" svg:width="3.5cm" svg:height="1.8cm" svg:x="14.7cm" svg:y="1.3cm">
          <text:p text:style-name="P6"><text:span text:style-name="T1">- Fehlermeldung</text:span></text:p>
          <text:p text:style-name="P6"><text:span text:style-name="T1">- Save-Btn 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svg:x1="11.851cm" svg:y1="3.101cm" svg:x2="14.7cm" svg:y2="2.2cm" draw:start-shape="id6" draw:start-glue-point="4" draw:end-shape="id8" svg:d="M11851 3101v-901h2849" svg:viewBox="0 0 2850 902">
          <text:p text:style-name="P1"><text:span text:style-name="T1">nein</text:span></text:p>
        </draw:connector>
        <draw:custom-shape draw:style-name="gr8" draw:text-style-name="P7" xml:id="id9" draw:id="id9" draw:layer="layout" svg:width="3.5cm" svg:height="1.8cm" svg:x="14.7cm" svg:y="3.3cm">
          <text:p text:style-name="P6"><text:span text:style-name="T1">- save Wh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svg:x1="13.201cm" svg:y1="4.201cm" svg:x2="14.7cm" svg:y2="4.2cm" draw:start-shape="id6" draw:start-glue-point="7" draw:end-shape="id9" draw:end-glue-point="3" svg:d="M13201 4201h750v-1h749" svg:viewBox="0 0 1500 2">
          <text:p text:style-name="P1"><text:span text:style-name="T1">ja</text:span></text:p>
        </draw:connector>
        <draw:custom-shape draw:style-name="gr10" draw:text-style-name="P8" xml:id="id10" draw:id="id10" draw:layer="layout" svg:width="1.4cm" svg:height="0.7cm" svg:x="19cm" svg:y="1.848cm">
          <text:p text:style-name="P1"><text:span text:style-name="T1">E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8.2cm" svg:y1="2.2cm" svg:x2="19cm" svg:y2="2.198cm" draw:start-shape="id8" draw:start-glue-point="1" draw:end-shape="id10" draw:end-glue-point="6" svg:d="M18200 2200h400v-2h400" svg:viewBox="0 0 801 3">
          <text:p/>
        </draw:connector>
        <draw:connector draw:style-name="gr11" draw:text-style-name="P9" draw:layer="layout" svg:x1="18.2cm" svg:y1="4.2cm" svg:x2="5.15cm" svg:y2="6.5cm" draw:start-shape="id9" draw:start-glue-point="1" draw:end-shape="id4" draw:end-glue-point="4" svg:d="M18200 4200h501v1600h-13551v700" svg:viewBox="0 0 13552 2301">
          <text:p/>
        </draw:connector>
        <draw:custom-shape draw:style-name="gr8" draw:text-style-name="P7" xml:id="id11" draw:id="id11" draw:layer="layout" svg:width="3.5cm" svg:height="1.8cm" svg:x="14.7cm" svg:y="6.7cm">
          <text:p text:style-name="P6"><text:span text:style-name="T1">- save AfA</text:span></text:p>
          <text:p text:style-name="P6"><text:span text:style-name="T1">- Save-Btn dis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svg:x1="13.202cm" svg:y1="7.602cm" svg:x2="14.7cm" svg:y2="7.6cm" draw:start-shape="id7" draw:start-glue-point="7" draw:end-shape="id11" svg:d="M13202 7602h750v-2h748" svg:viewBox="0 0 1499 3">
          <text:p text:style-name="P1"><text:span text:style-name="T1">ja</text:span></text:p>
        </draw:connector>
        <draw:custom-shape draw:style-name="gr1" draw:text-style-name="P2" xml:id="id12" draw:id="id12" draw:layer="layout" svg:width="2.7cm" svg:height="2.2cm" svg:x="3.801cm" svg:y="13.201cm">
          <text:p text:style-name="P1"><text:span text:style-name="T1">Whg geände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13" draw:id="id13" draw:layer="layout" svg:width="2.1cm" svg:height="0.8cm" svg:x="7.5cm" svg:y="13.9cm">
          <text:p text:style-name="P1"><text:span text:style-name="T1">load Wh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.7cm" svg:height="2.2cm" svg:x="10.701cm" svg:y="13.201cm">
          <text:p text:style-name="P1"><text:span text:style-name="T1">AfA geände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15" draw:id="id15" draw:layer="layout" svg:width="2.1cm" svg:height="0.8cm" svg:x="14.5cm" svg:y="13.9cm">
          <text:p text:style-name="P1"><text:span text:style-name="T1">load Af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6" draw:id="id16" draw:layer="layout" svg:width="1.4cm" svg:height="0.7cm" svg:x="18.101cm" svg:y="13.953cm">
          <text:p text:style-name="P1"><text:span text:style-name="T1">E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svg:x1="6.501cm" svg:y1="14.301cm" svg:x2="7.5cm" svg:y2="14.3cm" draw:start-shape="id12" draw:start-glue-point="7" draw:end-shape="id13" draw:end-glue-point="3" svg:d="M6501 14301h500v-1h499" svg:viewBox="0 0 1000 2">
          <text:p text:style-name="P1"><text:span text:style-name="T1">ja</text:span></text:p>
        </draw:connector>
        <draw:connector draw:style-name="gr11" draw:text-style-name="P9" draw:layer="layout" svg:x1="9.6cm" svg:y1="14.3cm" svg:x2="10.701cm" svg:y2="14.301cm" draw:start-shape="id13" draw:start-glue-point="1" draw:end-shape="id14" draw:end-glue-point="5" svg:d="M9600 14300h551v1h550" svg:viewBox="0 0 1102 2">
          <text:p/>
        </draw:connector>
        <draw:connector draw:style-name="gr12" draw:text-style-name="P10" draw:layer="layout" svg:x1="13.401cm" svg:y1="14.301cm" svg:x2="14.5cm" svg:y2="14.3cm" draw:start-shape="id14" draw:start-glue-point="7" draw:end-shape="id15" draw:end-glue-point="3" svg:d="M13401 14301h550v-1h549" svg:viewBox="0 0 1100 2">
          <text:p text:style-name="P1"><text:span text:style-name="T1">ja</text:span></text:p>
        </draw:connector>
        <draw:connector draw:style-name="gr11" draw:text-style-name="P9" draw:layer="layout" svg:x1="16.6cm" svg:y1="14.3cm" svg:x2="18.101cm" svg:y2="14.303cm" draw:start-shape="id15" draw:start-glue-point="1" draw:end-shape="id16" draw:end-glue-point="6" svg:d="M16600 14300h751v3h750" svg:viewBox="0 0 1502 4">
          <text:p/>
        </draw:connector>
        <draw:connector draw:style-name="gr11" draw:text-style-name="P9" draw:layer="layout" draw:line-skew="0cm 1.399cm" svg:x1="18.2cm" svg:y1="7.6cm" svg:x2="5.151cm" svg:y2="13.201cm" draw:start-shape="id11" draw:start-glue-point="1" draw:end-shape="id12" draw:end-glue-point="4" svg:d="M18200 7600h501v4650h-13550v951" svg:viewBox="0 0 13551 5602">
          <text:p/>
        </draw:connector>
        <draw:custom-shape draw:style-name="gr10" draw:text-style-name="P8" xml:id="id18" draw:id="id18" draw:layer="layout" svg:width="1.4cm" svg:height="0.7cm" svg:x="15.1cm" svg:y="10.048cm">
          <text:p text:style-name="P1"><text:span text:style-name="T1">E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17" draw:id="id17" draw:layer="layout" svg:width="3.5cm" svg:height="1.8cm" svg:x="10.1cm" svg:y="9.5cm">
          <text:p text:style-name="P6"><text:span text:style-name="T1">- Fehlermeldung</text:span></text:p>
          <text:p text:style-name="P6"><text:span text:style-name="T1">- Save-Btn 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0" draw:layer="layout" svg:x1="11.852cm" svg:y1="8.702cm" svg:x2="11.85cm" svg:y2="9.5cm" draw:start-shape="id7" draw:start-glue-point="6" draw:end-shape="id17" draw:end-glue-point="0" svg:d="M11852 8702v400h-2v398" svg:viewBox="0 0 3 799">
          <text:p text:style-name="P1"><text:span text:style-name="T1">nein</text:span></text:p>
        </draw:connector>
        <draw:connector draw:style-name="gr11" draw:text-style-name="P9" draw:layer="layout" svg:x1="13.6cm" svg:y1="10.4cm" svg:x2="15.1cm" svg:y2="10.398cm" draw:start-shape="id17" draw:start-glue-point="1" draw:end-shape="id18" draw:end-glue-point="6" svg:d="M13600 10400h750v-2h750" svg:viewBox="0 0 1501 3">
          <text:p/>
        </draw:connector>
        <draw:connector draw:style-name="gr13" draw:text-style-name="P1" draw:layer="layout" svg:x1="5.15cm" svg:y1="8.7cm" svg:x2="5.148cm" svg:y2="9.9cm" draw:start-shape="id4" draw:start-glue-point="6" draw:end-shape="id19" draw:end-glue-point="0" svg:d="M5150 8700v601h-2v599" svg:viewBox="0 0 3 1201">
          <text:p text:style-name="P1"><text:span text:style-name="T1">nein</text:span></text:p>
        </draw:connector>
        <draw:connector draw:style-name="gr12" draw:text-style-name="P10" draw:layer="layout" draw:line-skew="0cm 2.098cm" svg:x1="5.151cm" svg:y1="15.401cm" svg:x2="10.701cm" svg:y2="14.301cm" draw:start-shape="id12" draw:start-glue-point="6" draw:end-shape="id14" draw:end-glue-point="5" svg:d="M5151 15401v502h5549v-1602h1" svg:viewBox="0 0 5551 1603">
          <text:p text:style-name="P1"><text:span text:style-name="T1"/></text:p>
          <text:p text:style-name="P1"><text:span text:style-name="T1"/></text:p>
          <text:p text:style-name="P1"><text:span text:style-name="T1">nein</text:span></text:p>
        </draw:connector>
        <draw:connector draw:style-name="gr12" draw:text-style-name="P10" draw:layer="layout" svg:x1="4.65cm" svg:y1="5.3cm" svg:x2="3.8cm" svg:y2="7.6cm" draw:start-shape="id2" draw:start-glue-point="6" draw:end-shape="id4" draw:end-glue-point="5" svg:d="M4650 5300v601h-1351v1699h501" svg:viewBox="0 0 1352 2301">
          <text:p text:style-name="P1"><text:span text:style-name="T1">nein</text:span></text:p>
        </draw:connector>
        <draw:connector draw:style-name="gr12" draw:text-style-name="P10" draw:layer="layout" svg:x1="12.051cm" svg:y1="15.401cm" svg:x2="18.801cm" svg:y2="14.653cm" draw:start-shape="id14" draw:start-glue-point="6" draw:end-shape="id16" draw:end-glue-point="8" svg:d="M12051 15401v502h6750v-1250" svg:viewBox="0 0 6751 1251">
          <text:p text:style-name="P1"><text:span text:style-name="T1"/></text:p>
          <text:p text:style-name="P1"><text:span text:style-name="T1">nein</text:span></text:p>
        </draw:connector>
        <draw:custom-shape draw:style-name="gr14" draw:text-style-name="P8" xml:id="id20" draw:id="id20" draw:layer="layout" svg:width="1.347cm" svg:height="0.7cm" svg:x="7.7cm" svg:y="10.096cm">
          <text:p text:style-name="P1"><text:span text:style-name="T1">E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19" draw:id="id19" draw:layer="layout" svg:width="3.4cm" svg:height="1.1cm" svg:x="3.448cm" svg:y="9.9cm">
          <text:p text:style-name="P6"><text:span text:style-name="T1">- Save-Btn dis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svg:x1="6.848cm" svg:y1="10.45cm" svg:x2="7.7cm" svg:y2="10.446cm" draw:start-shape="id19" draw:start-glue-point="1" draw:end-shape="id20" draw:end-glue-point="6" svg:d="M6848 10450h426v-4h426" svg:viewBox="0 0 853 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2" draw:fill-hatch-name="Hatching_20_46" draw:fill-image-name="Bitmap_20_1"/>
      <style:text-properties fo:font-size="10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fo:font-size="1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5T22:26:01.754733040</meta:creation-date>
    <dc:date>2019-08-26T10:22:58.477996038</dc:date>
    <meta:editing-duration>PT58M46S</meta:editing-duration>
    <meta:editing-cycles>10</meta:editing-cycles>
    <meta:generator>LibreOffice/6.0.7.3$Linux_X86_64 LibreOffice_project/00m0$Build-3</meta:generator>
    <meta:document-statistic meta:object-count="43"/>
  </office:meta>
</office:document-meta>
</file>